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a576" officeooo:paragraph-rsid="0005a576"/>
    </style:style>
    <style:style style:name="P2" style:family="paragraph" style:parent-style-name="Standard">
      <style:text-properties officeooo:rsid="00073d80" officeooo:paragraph-rsid="00073d80"/>
    </style:style>
    <style:style style:name="P3" style:family="paragraph" style:parent-style-name="Standard">
      <style:text-properties officeooo:rsid="000892fb" officeooo:paragraph-rsid="000892fb"/>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text-properties officeooo:rsid="0005a576" officeooo:paragraph-rsid="0005a576"/>
    </style:style>
    <style:style style:name="P15" style:family="paragraph" style:parent-style-name="Text_20_body">
      <style:text-properties officeooo:paragraph-rsid="0005a576"/>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text-properties officeooo:rsid="00073d80" officeooo:paragraph-rsid="00073d80"/>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text-properties officeooo:rsid="000892fb" officeooo:paragraph-rsid="000892fb"/>
    </style:style>
    <style:style style:name="T1" style:family="text">
      <style:text-properties officeooo:rsid="00073d80"/>
    </style:style>
    <style:style style:name="T2" style:family="text">
      <style:text-properties officeooo:rsid="000892f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1:</text:p>
      <text:p text:style-name="P1"/>
      <text:p text:style-name="P1">SDLC Overview-Create a one page infographic that outlines the SDLC phases (Requirements,Design,Implementation,Testing,deployment), highlighting the importance of each phase and how they interconnect.</text:p>
      <text:p text:style-name="P1"/>
      <text:p text:style-name="P1">Answer:</text:p>
      <text:p text:style-name="P1"/>
      <text:p text:style-name="P14"><text:span text:style-name="Strong_20_Emphasis">Software Development Life Cycle (SDLC)</text:span></text:p>
      <text:p text:style-name="Text_20_body"><text:span text:style-name="Emphasis">An Overview</text:span></text:p>
      <text:p text:style-name="Horizontal_20_Line"/>
      <text:p text:style-name="Text_20_body"><text:span text:style-name="Strong_20_Emphasis">1. Requirements</text:span></text:p>
      <text:list xml:id="list653443584" text:style-name="L1">
        <text:list-item>
          <text:p text:style-name="P5"><text:span text:style-name="Strong_20_Emphasis">Importance</text:span>: This phase defines what the software should do and how it should behave from the user's perspective.</text:p>
        </text:list-item>
        <text:list-item>
          <text:p text:style-name="P4"><text:span text:style-name="Strong_20_Emphasis">Interconnect</text:span>: Provides the foundation for all subsequent phases. Requirements feed into design and development.</text:p>
        </text:list-item>
      </text:list>
      <text:p text:style-name="Horizontal_20_Line"/>
      <text:p text:style-name="Text_20_body"><text:span text:style-name="Strong_20_Emphasis">2. Design</text:span></text:p>
      <text:list xml:id="list2522650805" text:style-name="L2">
        <text:list-item>
          <text:p text:style-name="P7"><text:span text:style-name="Strong_20_Emphasis">Importance</text:span>: Translates requirements into a blueprint that guides the development process.</text:p>
        </text:list-item>
        <text:list-item>
          <text:p text:style-name="P6"><text:span text:style-name="Strong_20_Emphasis">Interconnect</text:span>: Design phase relies heavily on the requirements gathered. It sets the structure and architecture for implementation.</text:p>
        </text:list-item>
      </text:list>
      <text:p text:style-name="Horizontal_20_Line"/>
      <text:p text:style-name="Text_20_body"><text:span text:style-name="Strong_20_Emphasis">3. Implementation</text:span></text:p>
      <text:list xml:id="list1279799282" text:style-name="L3">
        <text:list-item>
          <text:p text:style-name="P9"><text:span text:style-name="Strong_20_Emphasis">Importance</text:span>: The actual coding phase where the designed system is built.</text:p>
        </text:list-item>
        <text:list-item>
          <text:p text:style-name="P8"><text:span text:style-name="Strong_20_Emphasis">Interconnect</text:span>: Implementation directly follows the design phase. It's where concepts become tangible software.</text:p>
        </text:list-item>
      </text:list>
      <text:p text:style-name="Horizontal_20_Line"/>
      <text:p text:style-name="Text_20_body"><text:span text:style-name="Strong_20_Emphasis">4. Testing</text:span></text:p>
      <text:list xml:id="list2874916293" text:style-name="L4">
        <text:list-item>
          <text:p text:style-name="P11"><text:span text:style-name="Strong_20_Emphasis">Importance</text:span>: Ensures the software meets the specified requirements and functions correctly.</text:p>
        </text:list-item>
        <text:list-item>
          <text:p text:style-name="P10"><text:span text:style-name="Strong_20_Emphasis">Interconnect</text:span>: Testing is ongoing throughout the SDLC, but primarily occurs after implementation to validate the system.</text:p>
        </text:list-item>
      </text:list>
      <text:p text:style-name="Horizontal_20_Line"/>
      <text:p text:style-name="Text_20_body"><text:span text:style-name="Strong_20_Emphasis">5. Deployment</text:span></text:p>
      <text:list xml:id="list3005576188" text:style-name="L5">
        <text:list-item>
          <text:p text:style-name="P13"><text:span text:style-name="Strong_20_Emphasis">Importance</text:span>: Involves releasing the software into the production environment for users.</text:p>
        </text:list-item>
        <text:list-item>
          <text:p text:style-name="P12"><text:span text:style-name="Strong_20_Emphasis">Interconnect</text:span>: Deployment concludes the SDLC but can lead back to earlier phases if updates or fixes are required based on user feedback or changes in requirements.</text:p>
        </text:list-item>
      </text:list>
      <text:p text:style-name="Horizontal_20_Line"/>
      <text:p text:style-name="P15"><text:span text:style-name="Strong_20_Emphasis">Conclusion:</text:span>Each phase of the SDLC is crucial and interconnected, ensuring that software is developed systematically, meeting user needs, and maintaining quality throughout its lifecycle.</text:p>
      <text:p text:style-name="P1"><text:soft-page-break/>Question2:</text:p>
      <text:p text:style-name="P1"/>
      <text:p text:style-name="P1">Develop a case study analyzing the implementation of SDLC phases in a real-world engineering project.Evaluate how requirements gathering,design,implementation,<text:span text:style-name="T1">testing,deployment and maintanance contribute to project outcomes.</text:span></text:p>
      <text:p text:style-name="P1"/>
      <text:p text:style-name="P2">Answer:</text:p>
      <text:p text:style-name="P2"/>
      <text:p text:style-name="P18"><text:span text:style-name="Strong_20_Emphasis">Case Study: Implementation of SDLC Phases in a Real-World Engineering Project</text:span></text:p>
      <text:p text:style-name="Text_20_body"><text:span text:style-name="Strong_20_Emphasis">Project Overview:</text:span> The project involves developing a mobile application for a ride-sharing company to improve user experience and streamline operations. The application aims to provide real-time ride tracking, secure payment processing, and driver/passenger communication features.</text:p>
      <text:p text:style-name="Text_20_body"><text:span text:style-name="Strong_20_Emphasis">SDLC Phases Implementation:</text:span></text:p>
      <text:p text:style-name="Text_20_body"><text:span text:style-name="Strong_20_Emphasis">1. Requirements Gathering:</text:span> The project team conducted extensive interviews and surveys with stakeholders including company executives, drivers, and passengers to gather requirements. Key features such as GPS tracking, payment integration, and user authentication were identified as critical based on user feedback.</text:p>
      <text:p text:style-name="Text_20_body"><text:span text:style-name="Strong_20_Emphasis">2. Design:</text:span> The design phase translated requirements into a comprehensive blueprint. User interface (UI) mockups were created to visualize the application layout and flow. System architecture was designed to ensure scalability and performance. Feedback loops were established with stakeholders to refine the design based on their input.</text:p>
      <text:p text:style-name="Text_20_body"><text:span text:style-name="Strong_20_Emphasis">3. Implementation:</text:span> The development team began coding based on the finalized design. Agile methodologies were adopted to facilitate iterative development and adapt to changing requirements. Continuous integration and version control tools were used to manage code changes efficiently. Regular meetings were held to track progress and address any implementation challenges.</text:p>
      <text:p text:style-name="Text_20_body"><text:span text:style-name="Strong_20_Emphasis">4. Testing:</text:span> Comprehensive testing was conducted at multiple levels to ensure the quality and reliability of the application. Unit tests were performed to validate individual components, while integration tests verified the interaction between different modules. User acceptance testing (UAT) involved real-world scenarios to validate the application against user expectations. Feedback from testing phases was used to identify and fix bugs promptly.</text:p>
      <text:p text:style-name="Text_20_body"><text:span text:style-name="Strong_20_Emphasis">5. Deployment:</text:span> The deployment phase involved releasing the application to production environments. A staged rollout strategy was adopted to minimize disruption and monitor performance in real-time. Deployment scripts and automation tools were utilized to streamline the deployment process and ensure consistency across environments. Post-deployment monitoring and support mechanisms were put in place to address any issues promptly.</text:p>
      <text:p text:style-name="Text_20_body"><text:span text:style-name="Strong_20_Emphasis">6. Maintenance:</text:span> After deployment, the maintenance phase kicked in to support ongoing operations and address evolving user needs. Regular updates and patches were released to introduce new features, improve performance, and fix bugs. Feedback from users and stakeholders was continuously collected to inform future iterations and ensure the application remains competitive in the market.</text:p>
      <text:p text:style-name="Text_20_body"><text:span text:style-name="Strong_20_Emphasis">Evaluation of Project Outcomes:</text:span></text:p>
      <text:list xml:id="list2761095163" text:style-name="L6">
        <text:list-item>
          <text:p text:style-name="P17"><text:soft-page-break/><text:span text:style-name="Strong_20_Emphasis">Requirements Gathering:</text:span> Effective requirements gathering ensured alignment between the project deliverables and stakeholder expectations, leading to a solution that meets user needs.</text:p>
        </text:list-item>
        <text:list-item>
          <text:p text:style-name="P17"><text:span text:style-name="Strong_20_Emphasis">Design:</text:span> Robust design principles laid the foundation for a scalable and user-friendly application, enhancing user satisfaction and adoption.</text:p>
        </text:list-item>
        <text:list-item>
          <text:p text:style-name="P17"><text:span text:style-name="Strong_20_Emphasis">Implementation:</text:span> Agile development methodologies facilitated rapid iteration and responsiveness to changing requirements, resulting in timely delivery and reduced time-to-market.</text:p>
        </text:list-item>
        <text:list-item>
          <text:p text:style-name="P17"><text:span text:style-name="Strong_20_Emphasis">Testing:</text:span> Rigorous testing processes ensured the reliability and quality of the application, minimizing the risk of post-deployment issues and enhancing user trust.</text:p>
        </text:list-item>
        <text:list-item>
          <text:p text:style-name="P17"><text:span text:style-name="Strong_20_Emphasis">Deployment:</text:span> Seamless deployment mechanisms enabled smooth transitions to production environments, minimizing downtime and disruption to operations.</text:p>
        </text:list-item>
        <text:list-item>
          <text:p text:style-name="P16"><text:span text:style-name="Strong_20_Emphasis">Maintenance:</text:span> Proactive maintenance efforts sustained the relevance and performance of the application over time, driving continued user engagement and business success.</text:p>
        </text:list-item>
      </text:list>
      <text:p text:style-name="Text_20_body"><text:span text:style-name="Strong_20_Emphasis">Conclusion:</text:span> The successful implementation of SDLC phases in the engineering project resulted in the development of a high-quality mobile application that met user needs, achieved business objectives, and maintained relevance over time. By systematically addressing requirements gathering, design, implementation, testing, deployment, and maintenance, the project team ensured a holistic approach to software development, ultimately contributing to positive project outcomes and stakeholder satisfaction.</text:p>
      <text:p text:style-name="P2"/>
      <text:p text:style-name="P2">Question3:</text:p>
      <text:p text:style-name="P2">Research and Compare SDLC models suitable for engineering projects. Present findings on waterfall,agile,spiral and V – model <text:span text:style-name="T2">approaches ,emphasizing their advantages,disadvantages and ability in different engineering contexts.</text:span></text:p>
      <text:p text:style-name="P1"/>
      <text:p text:style-name="P3">Answer:</text:p>
      <text:p text:style-name="P39">Here's a comparison of four commonly used SDLC models: Waterfall, Agile, Spiral, and V-Model, focusing on their advantages, disadvantages, and suitability for different engineering contexts:</text:p>
      <text:p text:style-name="Text_20_body"><text:span text:style-name="Strong_20_Emphasis">1. Waterfall Model:</text:span></text:p>
      <text:p text:style-name="Text_20_body"><text:span text:style-name="Strong_20_Emphasis">Advantages:</text:span></text:p>
      <text:list xml:id="list3615669637" text:style-name="L7">
        <text:list-item>
          <text:p text:style-name="P20"><text:span text:style-name="Strong_20_Emphasis">Structured Approach:</text:span> Progresses through defined phases sequentially, making it easy to understand and manage.</text:p>
        </text:list-item>
        <text:list-item>
          <text:p text:style-name="P20"><text:span text:style-name="Strong_20_Emphasis">Clear Milestones:</text:span> Each phase has specific deliverables and milestones, facilitating progress tracking.</text:p>
        </text:list-item>
        <text:list-item>
          <text:p text:style-name="P19"><text:span text:style-name="Strong_20_Emphasis">Documentation:</text:span> Emphasizes extensive documentation, which can aid in maintaining project clarity and knowledge transfer.</text:p>
        </text:list-item>
      </text:list>
      <text:p text:style-name="Text_20_body"><text:span text:style-name="Strong_20_Emphasis">Disadvantages:</text:span></text:p>
      <text:list xml:id="list2533237020" text:style-name="L8">
        <text:list-item>
          <text:p text:style-name="P22"><text:span text:style-name="Strong_20_Emphasis">Rigidity:</text:span> Lack of flexibility can be problematic when requirements change during the project.</text:p>
        </text:list-item>
        <text:list-item>
          <text:p text:style-name="P22"><text:span text:style-name="Strong_20_Emphasis">Late Feedback:</text:span> Stakeholder feedback is typically collected at the end of the project, increasing the risk of costly revisions.</text:p>
        </text:list-item>
        <text:list-item>
          <text:p text:style-name="P21"><text:soft-page-break/><text:span text:style-name="Strong_20_Emphasis">Long Delivery Time:</text:span> Sequential nature may result in longer delivery times, especially for large-scale projects.</text:p>
        </text:list-item>
      </text:list>
      <text:p text:style-name="Text_20_body"><text:span text:style-name="Strong_20_Emphasis">Suitability:</text:span></text:p>
      <text:list xml:id="list3081698468" text:style-name="L9">
        <text:list-item>
          <text:p text:style-name="P23"><text:span text:style-name="Strong_20_Emphasis">Stable Requirements:</text:span> Best suited for projects with well-defined and stable requirements, where changes are unlikely.</text:p>
        </text:list-item>
      </text:list>
      <text:p text:style-name="Text_20_body"><text:span text:style-name="Strong_20_Emphasis">2. Agile Model:</text:span></text:p>
      <text:p text:style-name="Text_20_body"><text:span text:style-name="Strong_20_Emphasis">Advantages:</text:span></text:p>
      <text:list xml:id="list110015859" text:style-name="L10">
        <text:list-item>
          <text:p text:style-name="P25"><text:span text:style-name="Strong_20_Emphasis">Flexibility:</text:span> Embraces change throughout the development process, allowing for iterative and incremental improvements.</text:p>
        </text:list-item>
        <text:list-item>
          <text:p text:style-name="P25"><text:span text:style-name="Strong_20_Emphasis">Customer Collaboration:</text:span> Continuous involvement of stakeholders ensures alignment with user needs and expectations.</text:p>
        </text:list-item>
        <text:list-item>
          <text:p text:style-name="P24"><text:span text:style-name="Strong_20_Emphasis">Quick Delivery:</text:span> Short development cycles (sprints) enable rapid delivery of working software, facilitating early market feedback.</text:p>
        </text:list-item>
      </text:list>
      <text:p text:style-name="Text_20_body"><text:span text:style-name="Strong_20_Emphasis">Disadvantages:</text:span></text:p>
      <text:list xml:id="list1865624647" text:style-name="L11">
        <text:list-item>
          <text:p text:style-name="P27"><text:span text:style-name="Strong_20_Emphasis">Complexity:</text:span> Requires a high level of collaboration, communication, and self-organization within the development team.</text:p>
        </text:list-item>
        <text:list-item>
          <text:p text:style-name="P27"><text:span text:style-name="Strong_20_Emphasis">Documentation:</text:span> Prioritizes working software over comprehensive documentation, which may lead to documentation gaps.</text:p>
        </text:list-item>
        <text:list-item>
          <text:p text:style-name="P26"><text:span text:style-name="Strong_20_Emphasis">Scope Creep:</text:span> Without proper management, frequent changes can lead to scope creep and project delays.</text:p>
        </text:list-item>
      </text:list>
      <text:p text:style-name="Text_20_body"><text:span text:style-name="Strong_20_Emphasis">Suitability:</text:span></text:p>
      <text:list xml:id="list1094434190" text:style-name="L12">
        <text:list-item>
          <text:p text:style-name="P28"><text:span text:style-name="Strong_20_Emphasis">Dynamic Requirements:</text:span> Ideal for projects with evolving or unclear requirements, where frequent feedback and adaptation are necessary.</text:p>
        </text:list-item>
      </text:list>
      <text:p text:style-name="Text_20_body"><text:span text:style-name="Strong_20_Emphasis">3. Spiral Model:</text:span></text:p>
      <text:p text:style-name="Text_20_body"><text:span text:style-name="Strong_20_Emphasis">Advantages:</text:span></text:p>
      <text:list xml:id="list450323068" text:style-name="L13">
        <text:list-item>
          <text:p text:style-name="P30"><text:span text:style-name="Strong_20_Emphasis">Risk Management:</text:span> Incorporates risk analysis and mitigation throughout the development process, reducing the likelihood of project failures.</text:p>
        </text:list-item>
        <text:list-item>
          <text:p text:style-name="P30"><text:span text:style-name="Strong_20_Emphasis">Flexibility:</text:span> Allows for iteration and refinement of project objectives based on feedback gathered at each spiral iteration.</text:p>
        </text:list-item>
        <text:list-item>
          <text:p text:style-name="P29"><text:span text:style-name="Strong_20_Emphasis">Prototype Development:</text:span> Encourages the creation of prototypes or proof-of-concepts early in the project, enabling stakeholders to visualize the end product.</text:p>
        </text:list-item>
      </text:list>
      <text:p text:style-name="Text_20_body"><text:span text:style-name="Strong_20_Emphasis">Disadvantages:</text:span></text:p>
      <text:list xml:id="list2628580716" text:style-name="L14">
        <text:list-item>
          <text:p text:style-name="P32"><text:span text:style-name="Strong_20_Emphasis">Complexity:</text:span> Requires thorough risk analysis and management expertise, which may be challenging for inexperienced teams.</text:p>
        </text:list-item>
        <text:list-item>
          <text:p text:style-name="P32"><text:span text:style-name="Strong_20_Emphasis">Costly:</text:span> Iterative nature may result in higher development costs, especially if extensive prototyping is involved.</text:p>
        </text:list-item>
        <text:list-item>
          <text:p text:style-name="P31"><text:span text:style-name="Strong_20_Emphasis">Time-Consuming:</text:span> Each spiral iteration adds time to the project timeline, potentially extending the overall duration.</text:p>
        </text:list-item>
      </text:list>
      <text:p text:style-name="Text_20_body"><text:span text:style-name="Strong_20_Emphasis">Suitability:</text:span></text:p>
      <text:list xml:id="list3394111925" text:style-name="L15">
        <text:list-item>
          <text:p text:style-name="P33"><text:soft-page-break/><text:span text:style-name="Strong_20_Emphasis">High-Risk Projects:</text:span> Suited for projects with high levels of uncertainty or complexity, where early risk identification and mitigation are critical.</text:p>
        </text:list-item>
      </text:list>
      <text:p text:style-name="Text_20_body"><text:span text:style-name="Strong_20_Emphasis">4. V-Model:</text:span></text:p>
      <text:p text:style-name="Text_20_body"><text:span text:style-name="Strong_20_Emphasis">Advantages:</text:span></text:p>
      <text:list xml:id="list32792669" text:style-name="L16">
        <text:list-item>
          <text:p text:style-name="P35"><text:span text:style-name="Strong_20_Emphasis">Traceability:</text:span> Establishes a clear relationship between requirements and corresponding test cases, ensuring comprehensive test coverage.</text:p>
        </text:list-item>
        <text:list-item>
          <text:p text:style-name="P35"><text:span text:style-name="Strong_20_Emphasis">Early Validation:</text:span> Testing activities are initiated early in the development process, allowing for early validation of requirements.</text:p>
        </text:list-item>
        <text:list-item>
          <text:p text:style-name="P34"><text:span text:style-name="Strong_20_Emphasis">Predictability:</text:span> Provides a structured approach similar to the waterfall model, making it easier to estimate project timelines and resource requirements.</text:p>
        </text:list-item>
      </text:list>
      <text:p text:style-name="Text_20_body"><text:span text:style-name="Strong_20_Emphasis">Disadvantages:</text:span></text:p>
      <text:list xml:id="list4268672093" text:style-name="L17">
        <text:list-item>
          <text:p text:style-name="P37"><text:span text:style-name="Strong_20_Emphasis">Rigidity:</text:span> Like the waterfall model, the V-Model can be rigid and less adaptable to changing requirements.</text:p>
        </text:list-item>
        <text:list-item>
          <text:p text:style-name="P37"><text:span text:style-name="Strong_20_Emphasis">Limited Feedback:</text:span> Stakeholder feedback is typically collected at the end of each phase, potentially leading to late-stage revisions.</text:p>
        </text:list-item>
        <text:list-item>
          <text:p text:style-name="P36"><text:span text:style-name="Strong_20_Emphasis">Complexity:</text:span> Requires a thorough understanding of the interdependencies between requirements, design, implementation, and testing phases.</text:p>
        </text:list-item>
      </text:list>
      <text:p text:style-name="Text_20_body"><text:span text:style-name="Strong_20_Emphasis">Suitability:</text:span></text:p>
      <text:list xml:id="list3357944053" text:style-name="L18">
        <text:list-item>
          <text:p text:style-name="P38"><text:span text:style-name="Strong_20_Emphasis">Requirement-Centric Projects:</text:span> Best suited for projects where requirements are well-defined and stable, and rigorous testing is necessary.</text:p>
        </text:list-item>
      </text:list>
      <text:p text:style-name="Text_20_body"><text:span text:style-name="Strong_20_Emphasis">Conclusion:</text:span> Each SDLC model offers unique advantages and disadvantages, making them suitable for different engineering contexts. The choice of model should be based on project-specific factors such as requirements stability, risk tolerance, and the need for flexibility. While the waterfall model may be appropriate for projects with stable requirements, the agile model may be better suited for projects with evolving or uncertain requirements. The spiral model is ideal for high-risk projects requiring iterative risk analysis and mitigation, while the V-Model is well-suited for requirement-centric projects with a focus on rigorous testing and validation. Ultimately, selecting the most appropriate SDLC model requires careful consideration of project objectives, constraints, and stakeholders' needs.</text:p>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1:58:48.449928367</meta:creation-date>
    <meta:generator>LibreOffice/7.3.7.2$Linux_X86_64 LibreOffice_project/30$Build-2</meta:generator>
    <dc:date>2024-06-10T12:37:47.491296064</dc:date>
    <meta:editing-duration>PT8M15S</meta:editing-duration>
    <meta:editing-cycles>1</meta:editing-cycles>
    <meta:document-statistic meta:table-count="0" meta:image-count="0" meta:object-count="0" meta:page-count="5" meta:paragraph-count="90" meta:word-count="1452" meta:character-count="10951" meta:non-whitespace-character-count="9632"/>
  </office:meta>
</office:document-meta>
</file>